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'Trebuchet MS'" svg:font-family="''Trebuchet MS''"/>
    <style:font-face style:name="Courier New" svg:font-family="'Courier New', Courier, monospace"/>
    <style:font-face style:name="Times New Roman" svg:font-family="'Times New Roman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fo:font-size="15pt" style:font-size-asian="15pt" style:font-size-complex="15pt"/>
    </style:style>
    <style:style style:name="P2" style:family="paragraph" style:parent-style-name="Heading_20_1" style:list-style-name="L1">
      <style:text-properties fo:font-size="15pt" style:font-size-asian="15pt" style:font-size-complex="15pt"/>
    </style:style>
    <style:style style:name="P3" style:family="paragraph" style:parent-style-name="Heading_20_1" style:list-style-name="L2">
      <style:text-properties fo:font-size="15pt" style:font-size-asian="15pt" style:font-size-complex="15pt"/>
    </style:style>
    <style:style style:name="P4" style:family="paragraph" style:parent-style-name="Heading_20_1" style:list-style-name="L3">
      <style:text-properties fo:font-size="15pt" style:font-size-asian="15pt" style:font-size-complex="15pt"/>
    </style:style>
    <style:style style:name="P5" style:family="paragraph" style:parent-style-name="Heading_20_1" style:list-style-name="L4">
      <style:text-properties fo:font-size="15pt" style:font-size-asian="15pt" style:font-size-complex="15pt"/>
    </style:style>
    <style:style style:name="P6" style:family="paragraph" style:parent-style-name="Heading_20_1" style:list-style-name="L5">
      <style:text-properties fo:font-size="15pt" style:font-size-asian="15pt" style:font-size-complex="15pt"/>
    </style:style>
    <style:style style:name="P7" style:family="paragraph" style:parent-style-name="Heading_20_1" style:list-style-name="L6">
      <style:text-properties fo:font-size="15pt" style:font-size-asian="15pt" style:font-size-complex="15pt"/>
    </style:style>
    <style:style style:name="P8" style:family="paragraph" style:parent-style-name="Heading_20_1" style:list-style-name="L7">
      <style:text-properties fo:font-size="15pt" style:font-size-asian="15pt" style:font-size-complex="15pt"/>
    </style:style>
    <style:style style:name="P9" style:family="paragraph" style:parent-style-name="Heading_20_1" style:list-style-name="L8">
      <style:text-properties fo:font-size="15pt" style:font-size-asian="15pt" style:font-size-complex="15pt"/>
    </style:style>
    <style:style style:name="T1" style:family="text">
      <style:text-properties fo:color="#336666" style:font-name="'Trebuchet MS'" fo:font-weight="bold"/>
    </style:style>
    <style:style style:name="T2" style:family="text">
      <style:text-properties fo:color="#336666" style:font-name="'Trebuchet MS'" fo:font-size="9pt" fo:font-weight="bold"/>
    </style:style>
    <style:style style:name="T3" style:family="text">
      <style:text-properties fo:font-weight="bold"/>
    </style:style>
    <style:style style:name="T4" style:family="text">
      <style:text-properties fo:color="#6f7983" style:font-name="Trebuchet MS"/>
    </style:style>
    <style:style style:name="T5" style:family="text">
      <style:text-properties fo:color="#6f7983" style:font-name="Trebuchet MS" fo:font-size="9pt"/>
    </style:style>
    <style:style style:name="T6" style:family="text">
      <style:text-properties fo:color="#6f7983" style:font-name="Trebuchet MS" fo:font-size="9pt" fo:font-style="italic"/>
    </style:style>
    <style:style style:name="T7" style:family="text">
      <style:text-properties fo:color="#6f7983" style:font-name="Trebuchet MS" fo:font-style="italic"/>
    </style:style>
    <style:style style:name="T8" style:family="text">
      <style:text-properties fo:font-size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/>
    </style:style>
    <style:style style:name="T11" style:family="text">
      <style:text-properties style:font-name="Courier New"/>
    </style:style>
    <style:style style:name="T12" style:family="text">
      <style:text-properties fo:font-variant="normal" fo:text-transform="none" fo:color="#6f7983" style:font-name="Trebuchet MS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6f7983" style:font-name="Trebuchet MS" fo:font-size="14pt" fo:letter-spacing="normal" fo:font-style="normal" fo:font-weight="bold" style:font-size-asian="14pt" style:font-size-complex="14pt"/>
    </style:style>
    <style:style style:name="T14" style:family="text">
      <style:text-properties fo:font-variant="normal" fo:text-transform="none" fo:color="#6f7983" style:font-name="Trebuchet MS" fo:font-size="14pt" fo:letter-spacing="normal" fo:font-style="italic" fo:font-weight="normal" style:font-size-asian="14pt" style:font-size-complex="14pt"/>
    </style:style>
    <style:style style:name="T15" style:family="text">
      <style:text-properties fo:font-variant="normal" fo:text-transform="none" fo:color="#6f7983" style:font-name="Trebuchet MS" fo:font-size="9pt" fo:letter-spacing="normal" fo:font-style="normal" fo:font-weight="normal"/>
    </style:style>
    <style:style style:name="T16" style:family="text">
      <style:text-properties fo:font-variant="normal" fo:text-transform="none" fo:color="#6f7983" style:font-name="Trebuchet MS" fo:font-size="9pt" fo:letter-spacing="normal" fo:font-style="normal" fo:font-weight="bold"/>
    </style:style>
    <style:style style:name="T17" style:family="text">
      <style:text-properties fo:font-variant="normal" fo:text-transform="none" fo:color="#6f7983" style:font-name="Trebuchet MS" fo:font-size="9pt" fo:letter-spacing="normal" fo:font-style="italic" fo:font-weight="normal"/>
    </style:style>
    <style:style style:name="T18" style:family="text">
      <style:text-properties fo:font-variant="normal" fo:text-transform="none" fo:color="#6f7983" style:font-name="Trebuchet MS" fo:letter-spacing="normal" fo:font-style="normal" fo:font-weight="normal"/>
    </style:style>
    <style:style style:name="T19" style:family="text">
      <style:text-properties fo:font-variant="normal" fo:text-transform="none" fo:color="#6f7983" style:font-name="Trebuchet MS" fo:letter-spacing="normal" fo:font-style="normal" fo:font-weight="bold"/>
    </style:style>
    <style:style style:name="T20" style:family="text">
      <style:text-properties fo:font-variant="normal" fo:text-transform="none" fo:color="#6f7983" style:font-name="Trebuchet MS" fo:letter-spacing="normal" fo:font-style="italic" fo:font-weight="normal"/>
    </style:style>
    <style:style style:name="T21" style:family="text">
      <style:text-properties fo:font-variant="normal" fo:text-transform="none" fo:color="#6f7983" style:font-name="Trebuchet MS" fo:font-size="13pt" fo:letter-spacing="normal" fo:font-style="normal" fo:font-weight="normal" style:font-size-asian="13pt" style:font-size-complex="13pt"/>
    </style:style>
    <style:style style:name="T22" style:family="text">
      <style:text-properties fo:font-variant="normal" fo:text-transform="none" fo:color="#6f7983" style:font-name="Trebuchet MS" fo:font-size="13pt" fo:letter-spacing="normal" fo:font-style="normal" fo:font-weight="bold" style:font-size-asian="13pt" style:font-size-complex="13pt"/>
    </style:style>
    <style:style style:name="T23" style:family="text">
      <style:text-properties fo:font-variant="normal" fo:text-transform="none" fo:color="#6f7983" style:font-name="Trebuchet MS" fo:font-size="13pt" fo:letter-spacing="normal" fo:font-style="italic" fo:font-weight="normal" style:font-size-asian="13pt" style:font-size-complex="13pt"/>
    </style:style>
    <style:style style:name="T24" style:family="text">
      <style:text-properties fo:font-variant="normal" fo:text-transform="none" fo:color="#6f7983" style:font-name="Trebuchet MS" fo:font-size="15pt" fo:letter-spacing="normal" fo:font-style="normal" fo:font-weight="normal" style:font-size-asian="15pt" style:font-size-complex="15pt"/>
    </style:style>
    <style:style style:name="T25" style:family="text">
      <style:text-properties fo:font-variant="normal" fo:text-transform="none" fo:color="#6f7983" style:font-name="Trebuchet MS" fo:font-size="15pt" fo:letter-spacing="normal" fo:font-style="normal" fo:font-weight="bold" style:font-size-asian="15pt" style:font-size-complex="15pt"/>
    </style:style>
    <style:style style:name="T26" style:family="text">
      <style:text-properties fo:font-variant="normal" fo:text-transform="none" fo:color="#6f7983" style:font-name="Trebuchet MS" fo:font-size="15pt" fo:letter-spacing="normal" fo:font-style="italic" fo:font-weight="normal" style:font-size-asian="15pt" style:font-size-complex="15pt"/>
    </style:style>
    <style:style style:name="T27" style:family="text">
      <style:text-properties fo:font-variant="normal" fo:text-transform="none" fo:color="#6f7983" fo:letter-spacing="normal"/>
    </style:style>
    <style:style style:name="T28" style:family="text">
      <style:text-properties fo:font-variant="normal" fo:text-transform="none" fo:color="#6f7983" fo:font-size="13pt" fo:letter-spacing="normal" style:font-size-asian="13pt" style:font-size-complex="13pt"/>
    </style:style>
    <style:style style:name="T29" style:family="text">
      <style:text-properties fo:font-variant="normal" fo:text-transform="none" fo:color="#6f7983" fo:font-size="14pt" fo:letter-spacing="normal" style:font-size-asian="14pt" style:font-size-complex="14pt"/>
    </style:style>
    <style:style style:name="T30" style:family="text">
      <style:text-properties fo:font-variant="normal" fo:text-transform="none" fo:color="#6f7983" fo:font-size="15pt" fo:letter-spacing="normal" style:font-size-asian="15pt" style:font-size-complex="15pt"/>
    </style:style>
    <style:style style:name="T31" style:family="text">
      <style:text-properties fo:font-variant="normal" fo:text-transform="none" fo:color="#2b6299" style:font-name="Courier New" fo:font-size="10pt" fo:letter-spacing="normal" fo:font-style="normal" fo:font-weight="normal"/>
    </style:style>
    <style:style style:name="T32" style:family="text">
      <style:text-properties fo:font-variant="normal" fo:text-transform="none" fo:color="#2b6299" style:font-name="Courier New" fo:letter-spacing="normal" fo:font-style="normal" fo:font-weight="normal"/>
    </style:style>
    <style:style style:name="T33" style:family="text">
      <style:text-properties fo:font-variant="normal" fo:text-transform="none" fo:color="#2b6299" style:font-name="Courier New" fo:font-size="13pt" fo:letter-spacing="normal" fo:font-style="normal" fo:font-weight="normal" style:font-size-asian="13pt" style:font-size-complex="13pt"/>
    </style:style>
    <style:style style:name="T34" style:family="text">
      <style:text-properties fo:font-variant="normal" fo:text-transform="none" fo:color="#2b6299" style:font-name="Courier New" fo:font-size="14pt" fo:letter-spacing="normal" fo:font-style="normal" fo:font-weight="normal" style:font-size-asian="14pt" style:font-size-complex="14pt"/>
    </style:style>
    <style:style style:name="T35" style:family="text">
      <style:text-properties fo:font-variant="normal" fo:text-transform="none" fo:color="#2b6299" style:font-name="Courier New" fo:font-size="15pt" fo:letter-spacing="normal" fo:font-style="normal" fo:font-weight="normal" style:font-size-asian="15pt" style:font-size-complex="15pt"/>
    </style:style>
    <style:style style:name="T36" style:family="text">
      <style:text-properties fo:color="#2b6299" style:font-name="Courier New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5pt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Улучшенная водитель впрыска для Intel ipw3945<text:span text:style-name="T1">внешнего проекту JMF, только прошел здесь</text:span></text:h>
      <text:h text:style-name="P1" text:outline-level="1">Это основано на водителя сделал для в целях тестирования называемых ipwraw. Это позволяет сырой пакетов Tx / Rx с PRO / Wireless 3945ABG адаптера Intel, это всего лишь сырой режим и не может быть использована для нормальных подключений к Интернету. ipwraw не имеет беспроводные расширения, так что это изменение добавляет некоторые, чтобы было легче работать с программами, как Aircrack-нг, Kismet, MDK, ... <text:span text:style-name="T3">Новое в ipwraw-нг 2.3.4:</text:span><text:line-break/></text:h>
      <text:list xml:id="list5761679224306906130" text:style-name="L1">
        <text:list-item>
          <text:h text:style-name="P2" text:outline-level="1">Добавлены исправления совместимости для последних версиях ядра (2.6.23 и новее)</text:h>
        </text:list-item>
        <text:list-item>
          <text:h text:style-name="P2" text:outline-level="1">Исправлена ​​ошибка при установке 5.5 МБ / с Скорость с iwconfig</text:h>
        </text:list-item>
        <text:list-item>
          <text:h text:style-name="P2" text:outline-level="1"><text:soft-page-break/>Исправлены ошибки (я надеюсь) в Makefile - это было бы сообщить, что старые версии прошивок соответствовали и также были некоторые косметические глюки</text:h>
        </text:list-item>
        <text:list-item>
          <text:h text:style-name="P2" text:outline-level="1"><text:span text:style-name="T4">Добавлено установить TxPower беспроводной расширение. Теперь TxPower можно установить с помощью </text:span><text:line-break/><text:span text:style-name="T11">iwconfig ИНТЕРФЕЙС txpower TXPOWER </text:span><text:line-break/><text:span text:style-name="T7">(ИНТЕРФЕЙС обычно wifi0 или eth0; TXPOWER является значение, которое вы хотите установить, мин = -12 и макс = 16)</text:span></text:h>
        </text:list-item>
      </text:list>
      <text:h text:style-name="Heading_20_1" text:outline-level="1"><text:span text:style-name="T30">  </text:span><text:span text:style-name="T24"><text:line-break/>Эта версия включает в себя некоторые исправления портированы из ipw3945 водителя. Она должна быть более стабильной сейчас ... <text:line-break/>Скорость по умолчанию был оставлен на 54 Мбит, вы можете снизить ее до 1 Мбит перед инъекцией с </text:span><text:span text:style-name="T35">iwconfig скорости wifi0 1М </text:span><text:span text:style-name="T24"><text:line-break/>Вы будете иметь, что настраивается автоматически, если вы используете airmon-NG от Aircrack-нг люкс (набор изменений 847 или больше) <text:line-break/>Более подробную информацию можно найти на прилагаемом </text:span><text:span text:style-name="T35">README.ipwraw-нг </text:span><text:span text:style-name="T24">. файл <text:line-break/><text:line-break/></text:span><text:span text:style-name="T25">свяжитесь JMF непосредственно для вопросов относительно его водителя: </text:span><text:a xlink:type="simple" xlink:href="mailto:tolas_feup@hotmail.com">tolas_feup@hotmail.com </text:a><text:span text:style-name="T24"><text:line-break/><text:line-break/><text:line-break/></text:span><text:a xlink:type="simple" xlink:href="http://homepages.tu-darmstadt.de/~p_larbig/wlan/ipwraw-ng-2.3.4-04022008.tar.bz2">ipwraw-нг-2.3.4-04022008.tar.bz2</text:a><text:span text:style-name="T24"><text:line-break/><text:line-break/>Старые версии: </text:span><text:a xlink:type="simple" xlink:href="http://homepages.tu-darmstadt.de/~p_larbig/wlan/ipwraw-ng-2.0.0-10072007.tar.bz2">ipwraw-нг-2.0.0-10072007.tar.bz2 </text:a><text:a xlink:type="simple" xlink:href="http://homepages.tu-darmstadt.de/~p_larbig/wlan/ipwraw-ng-1.0.0-21062007.tar.bz2">ipwraw-нг-1.0.0-21062007.tar.bz2</text:a><text:span text:style-name="T24"><text:line-break/></text:span></text:h>
      <text:h text:style-name="P1" text:outline-level="1"/>
      <text:h text:style-name="P1" text:outline-level="1"/>
      <text:h text:style-name="P1" text:outline-level="1"><text:bookmark text:name="rt73"/><text:soft-page-break/>Ralink RT73 USB Enhanced Driver</text:h>
      <text:list xml:id="list6126988621491773969" text:style-name="L2">
        <text:list-item>
          <text:h text:style-name="P3" text:outline-level="1">Поддержка фрагментации Attack</text:h>
        </text:list-item>
        <text:list-item>
          <text:h text:style-name="P3" text:outline-level="1">Интерфейс называется rausb0 вместо wlan0, чтобы предотвратить некоторые инструменты неправильно обнаруживая его как wlanng или драйвера HostAP</text:h>
        </text:list-item>
        <text:list-item>
          <text:h text:style-name="P3" text:outline-level="1">Скорость впрыска может быть выбран с <text:span text:style-name="T36">iwconfig &lt;interface&gt; скорости</text:span> команды. Скорость по умолчанию составляет 54 Мбит. Вы можете снизить ее до 1 Мбит перед инъекцией с <text:span text:style-name="T36">курса iwconfig rausb0 1М</text:span></text:h>
        </text:list-item>
      </text:list>
      <text:h text:style-name="Heading_20_1" text:outline-level="1"><text:soft-page-break/><text:span text:style-name="T24"><text:line-break/></text:span><text:span text:style-name="T25">ВАЖНО!</text:span><text:span text:style-name="T24"><text:line-break/>Версия 3.0.0 является новым вилки из бывшего serialmonkey CVS. Он имеет исправления для 2.6.24 и 2.6.25 и не требует установки MAC-адрес до поднятия интерфейса. Эта версия включает в себя все усиление серии этого драйвера 2.0. Если вы отключите карту во время его все еще ​​в использовании, это может привести к сбою системы. Так закройте все приложения к нему доступ, довести интерфейс вниз, а затем удалить устройство. </text:span><text:span text:style-name="T25">Возможно, вы ждали этого:</text:span><text:span text:style-name="T24"> Версия 3.0.1 имеет обновленный базовую версию с serialmonkey CVS. . Это будет исправлена ​​с учетом всех особенностей 3.0.0 и он был успешно протестирован с 2.6.26 ванильным ядром Версия 3.0.2 предоставляет версию ядра 2.6.27 совместимость.</text:span><text:span text:style-name="T26">ПРИМЕЧАНИЕ</text:span><text:span text:style-name="T24"> : Вы также можете попробовать водители mac80211 включены в 2.6.27 или более поздней версии, поскольку эти водители довольно хороши также ;) Версия 3.0.3 предоставляет версия ядра 2.6.29 совместимость. Он использует распределение памяти ядра по умолчанию для частного области данных подсоединенные устройства. Это может не на 64-битных платформах (в соответствии с Ralink). В предыдущих версиях водитель выделено свою собственную память и взломал его в структуру NETDEV. Этот хак не удалось в 2.6.29 и был удален. Тем не менее, новый режим работы для меня достаточно хорошо. Пожалуйста, сообщите, если возникают какие-либо проблемы. </text:span><text:a xlink:type="simple" xlink:href="http://homepages.tu-darmstadt.de/~p_larbig/wlan/rt73-k2wrlz-3.0.3.tar.bz2">RT73-k2wrlz-3.0.3.tar.bz2</text:a><text:span text:style-name="T24"><text:line-break/><text:line-break/><text:line-break/><text:line-break/><text:line-break/><text:line-break/><text:line-break/><text:line-break/><text:line-break/><text:line-break/></text:span></text:h>
      <text:h text:style-name="Heading_20_1" text:outline-level="1"><text:soft-page-break/><text:span text:style-name="T24">Старший versions: </text:span><text:a xlink:type="simple" xlink:href="http://homepages.tu-darmstadt.de/~p_larbig/wlan/rt73-k2wrlz-3.0.2.tar.bz2">rt73-k2wrlz-3.0.2.tar.bz2 </text:a><text:a xlink:type="simple" xlink:href="http://homepages.tu-darmstadt.de/~p_larbig/wlan/rt73-k2wrlz-3.0.1.tar.bz2">rt73-k2wrlz-3.0.1.tar.bz2 </text:a><text:a xlink:type="simple" xlink:href="http://homepages.tu-darmstadt.de/~p_larbig/wlan/rt73-k2wrlz-3.0.0.tar.bz2">rt73-k2wrlz-3.0.0.tar.bz2 </text:a><text:a xlink:type="simple" xlink:href="http://homepages.tu-darmstadt.de/~p_larbig/wlan/rt73-k2wrlz-2.0.1.tar.bz2">rt73-k2wrlz-2.0.1.tar.bz2 </text:a><text:a xlink:type="simple" xlink:href="http://homepages.tu-darmstadt.de/~p_larbig/wlan/rt73-k2wrlz-2.0.0.tar.bz2">rt73-k2wrlz-2.0.0.tar.bz2 </text:a><text:a xlink:type="simple" xlink:href="http://homepages.tu-darmstadt.de/~p_larbig/wlan/rt73-k2wrlz-1.1.0.tar.bz2">rt73-k2wrlz-1.1.0.tar.bz2 </text:a><text:a xlink:type="simple" xlink:href="http://homepages.tu-darmstadt.de/~p_larbig/wlan/rt73-k2wrlz-1.0.0.tar.bz2">rt73-k2wrlz-1.0.0.tar.bz2</text:a><text:span text:style-name="T24"><text:line-break/><text:line-break/><text:line-break/><text:line-break/><text:line-break/><text:line-break/></text:span></text:h>
      <text:h text:style-name="P1" text:outline-level="1"/>
      <text:h text:style-name="P1" text:outline-level="1"><text:bookmark text:name="rt2570"/>Ralink RT2570 USB Enhanced Driver</text:h>
      <text:list xml:id="list8002267073841336978" text:style-name="L3">
        <text:list-item>
          <text:h text:style-name="P4" text:outline-level="1">Призма заголовок может переключаться через iwpriv, никаких автоматических изменений, которые зажмурил пакетов захватывает!</text:h>
        </text:list-item>
        <text:list-item>
          <text:h text:style-name="P4" text:outline-level="1">Изменения MAC поддерживается</text:h>
        </text:list-item>
        <text:list-item>
          <text:h text:style-name="P4" text:outline-level="1">Поддержка фрагментации Attack</text:h>
        </text:list-item>
      </text:list>
      <text:h text:style-name="Heading_20_1" text:outline-level="1"><text:soft-page-break/><text:span text:style-name="T38"><text:line-break/></text:span><text:span text:style-name="T24">Поддержка Фрагментация теперь считается стабильным. Более подробную информацию о нападении фрагментации см. статью от Андреа Bitteau:</text:span><text:a xlink:type="simple" xlink:href="http://toorcon.org/2005/slides/abittau/">http://toorcon.org/2005/slides/abittau/</text:a><text:span text:style-name="T24"><text:line-break/><text:line-break/>. 1.5.0 версия имеет некоторые важные исправления для ядра версии 2.6.19 и выше хранилище serialmonkey CVS обновлен его водитель от нового Ralink наследие одного. Версия 1.6.0 является модификация этого драйвера с поддержкой фрагментации, изменение MAC-и заголовки призма включена по умолчанию. Этот драйвер кажется исправить некоторые резьбы, некоторые SMP и некоторые проблемы с порядком байтов. Так и должно быть более стабильным, чем в предыдущих выпусках. Версия 1.6.1 работает для 2.6.22 ядра и поставляется с более некоторые улучшения стабильности. Версия 1.6.2 с новой базовой версии от serialmonkey CVS, все патчи от предыдущей версии и поддержки . для 2.6.26 ядра версии 1.6.3 добавляет совместимость ядра 2.6.27. </text:span><text:span text:style-name="T26">ПРИМЕЧАНИЕ</text:span><text:span text:style-name="T24"> : Вы также можете попробовать водители mac80211 включены в 2.6.27, так как эти драйверы довольно хороши также ;) Версия 1.6.4 добавляет совместимость с 2.6.29 . </text:span><text:a xlink:type="simple" xlink:href="http://homepages.tu-darmstadt.de/~p_larbig/wlan/rt2570-k2wrlz-1.6.4.tar.bz2">rt2570-k2wrlz-1.6.4.tar.bz2</text:a><text:span text:style-name="T24"><text:line-break/><text:line-break/><text:line-break/><text:line-break/><text:line-break/><text:line-break/><text:line-break/><text:line-break/><text:line-break/><text:line-break/><text:line-break/></text:span></text:h>
      <text:h text:style-name="Heading_20_1" text:outline-level="1"><text:soft-page-break/><text:span text:style-name="T24">Старший Versions: </text:span><text:a xlink:type="simple" xlink:href="http://homepages.tu-darmstadt.de/~p_larbig/wlan/rt2570-k2wrlz-1.6.3.tar.bz2">rt2570-k2wrlz-1.6.3.tar.bz2 </text:a><text:a xlink:type="simple" xlink:href="http://homepages.tu-darmstadt.de/~p_larbig/wlan/rt2570-k2wrlz-1.6.2.tar.bz2">rt2570-k2wrlz-1.6.2.tar.bz2 </text:a><text:a xlink:type="simple" xlink:href="http://homepages.tu-darmstadt.de/~p_larbig/wlan/rt2570-k2wrlz-1.6.1.tar.bz2">rt2570-k2wrlz-1.6.1.tar.bz2 </text:a><text:a xlink:type="simple" xlink:href="http://homepages.tu-darmstadt.de/~p_larbig/wlan/rt2570-k2wrlz-1.6.0.tar.bz2">rt2570-k2wrlz-1.6.0.tar.bz2 </text:a><text:a xlink:type="simple" xlink:href="http://homepages.tu-darmstadt.de/~p_larbig/wlan/rt2570-k2wrlz-1.5.1.tar.bz2">rt2570-k2wrlz-1.5.1.tar.bz2 </text:a><text:a xlink:type="simple" xlink:href="http://homepages.tu-darmstadt.de/~p_larbig/wlan/rt2570-k2wrlz-1.5.0.tar.bz2">rt2570-k2wrlz-1.5.0.tar.bz2 </text:a><text:a xlink:type="simple" xlink:href="http://homepages.tu-darmstadt.de/~p_larbig/wlan/rt2570-k2wrlz-1.4.9.tar.bz2">rt2570-k2wrlz-1.4.9.tar.bz2 </text:a><text:a xlink:type="simple" xlink:href="http://homepages.tu-darmstadt.de/~p_larbig/wlan/rt2570-k2wrlz-1.4.0.tar.bz2">rt2570-k2wrlz-1.4.0.tar.bz2 </text:a><text:a xlink:type="simple" xlink:href="http://homepages.tu-darmstadt.de/~p_larbig/wlan/rt2570-k2wrlz-1.3.0.tar.bz2">rt2570-k2wrlz-1.3.0.tar.bz2 </text:a><text:a xlink:type="simple" xlink:href="http://homepages.tu-darmstadt.de/~p_larbig/wlan/rt2570-k2wrlz-1.2.0.tar.bz2">rt2570-k2wrlz-1.2.0.tar.bz2</text:a><text:span text:style-name="T24"><text:line-break/><text:line-break/><text:line-break/><text:line-break/><text:line-break/><text:line-break/><text:line-break/><text:line-break/><text:line-break/></text:span></text:h>
      <text:h text:style-name="P1" text:outline-level="1"/>
      <text:h text:style-name="P1" text:outline-level="1"><text:bookmark text:name="mdk3"/>Mdk3</text:h>
      <text:h text:style-name="Heading_20_1" text:outline-level="1"><text:soft-page-break/><text:span text:style-name="T24">Новый mdk3 использует osdep библиотеку впрыска от </text:span><text:a xlink:type="simple" xlink:href="http://www.aircrack-ng.org/">www.aircrack-ng.org</text:a><text:span text:style-name="T24"> проекта. Linux-зависимых включает были удалены, mdk3 компилирует и работает на FreeBSD и даже для Windows (Cygwin). Для Windows вам нужны специальные драйверы, а, возможно, незаконной файл DLL и Cygwin среду. Пожалуйста, посетите веб-сайт Aircrack-нг, где подробно описано Пакет инъекций в ОС Windows. </text:span><text:span text:style-name="T25">mdk3 работает на новом стеке mac80211.</text:span><text:span text:style-name="T24">Если вы являетесь пользователем Linux, просто сделать, чтобы установить и получать удовольствие. Если вы являетесь пользователем FreeBSD, сделать то же самое, и доложить мне, все ли в порядке там. Если вы являетесь пользователем Окна, удачи, но не ожидают поддержки от меня. mdk3 под лицензией GPLv2. </text:span><text:span text:style-name="T25">Особенности:</text:span><text:span text:style-name="T24"><text:line-break/><text:line-break/><text:line-break/> <text:line-break/><text:line-break/><text:line-break/><text:line-break/> <text:line-break/><text:line-break/></text:span></text:h>
      <text:list xml:id="list4328927662488094240" text:style-name="L4">
        <text:list-item>
          <text:h text:style-name="P5" text:outline-level="1">Брутфорс MAC Фильтры</text:h>
        </text:list-item>
        <text:list-item>
          <text:h text:style-name="P5" text:outline-level="1">BruteForce скрытые идентификаторы SSID (некоторые небольшие списки слов SSID в комплекте)</text:h>
        </text:list-item>
        <text:list-item>
          <text:h text:style-name="P5" text:outline-level="1">Зонд сетей, чтобы проверить, могут ли они вас слышать</text:h>
        </text:list-item>
        <text:list-item>
          <text:h text:style-name="P5" text:outline-level="1">умный Аутентификация-DoS заморозить точек доступа (с чеками успеха)</text:h>
        </text:list-item>
        <text:list-item>
          <text:h text:style-name="P5" text:outline-level="1">FakeAP - Маяк Наводнение с канала прыжковой (может привести к сбою NetStumbler и некоторые сбойные драйверы)</text:h>
        </text:list-item>
        <text:list-item>
          <text:h text:style-name="P5" text:outline-level="1">Отключите все (ака <text:span text:style-name="T10">АМОК-СЪЕМКИ</text:span> ) с деаутентификации и диссоциации пакетов</text:h>
        </text:list-item>
        <text:list-item>
          <text:h text:style-name="P5" text:outline-level="1"><text:soft-page-break/>WPA TKIP Отказ в обслуживании</text:h>
        </text:list-item>
        <text:list-item>
          <text:h text:style-name="P5" text:outline-level="1">WDS Путаница - Завершает работу крупномасштабных мульти-AP установок</text:h>
        </text:list-item>
      </text:list>
      <text:h text:style-name="P1" text:outline-level="1"><text:span text:style-name="T3"><text:line-break/>Список изменений: <text:line-break/></text:span><text:span text:style-name="T10">mdk3 версии 6</text:span></text:h>
      <text:list xml:id="list5452222241703470660" text:style-name="L5">
        <text:list-item>
          <text:h text:style-name="P6" text:outline-level="1">Амок режиме сейчас работает в одноранговых и Мане сетей ( <text:span text:style-name="T10">ВНИМАНИЕ</text:span> : Клиенты не могут восстановить автоматически, поэтому они могут остаться отключен после нападения остановил)</text:h>
        </text:list-item>
        <text:list-item>
          <text:h text:style-name="P6" text:outline-level="1">Удаленные дубликат WPA понижение в Deauth режиме (извините за путаницу)</text:h>
        </text:list-item>
        <text:list-item>
          <text:h text:style-name="P6" text:outline-level="1">SSID Режим брутфорс понимает 0 и 1 байт SSID, как скрытые сейчас, и пытается все тяжкие</text:h>
        </text:list-item>
        <text:list-item>
          <text:h text:style-name="P6" text:outline-level="1">GCC 4.4 поддержка, все предупреждения и предоставление дополнительных предупреждений фиксированные</text:h>
        </text:list-item>
        <text:list-item>
          <text:h text:style-name="P6" text:outline-level="1">Белые и черные списки в режиме Амок периодически перечитывать каждые 3 секунды. <text:line-break/>Вы можете использовать это, чтобы динамически разрешать или блокировать хозяева с сценариев.</text:h>
        </text:list-item>
        <text:list-item>
          <text:h text:style-name="P6" text:outline-level="1">Множество мелких исправлений</text:h>
        </text:list-item>
      </text:list>
      <text:h text:style-name="P1" text:outline-level="1">Mdk3 версии 5</text:h>
      <text:list xml:id="list5438935090087857984" text:style-name="L6">
        <text:list-item>
          <text:h text:style-name="P7" text:outline-level="1">Усиленный MAC-фильтр брутфорс Режим</text:h>
        </text:list-item>
        <text:list-item>
          <text:h text:style-name="P7" text:outline-level="1">Другой WDS / WIDS / WIPS Путаница Тест</text:h>
        </text:list-item>
        <text:list-item>
          <text:h text:style-name="P7" text:outline-level="1">Амок Режим поддерживает пакеты QoS</text:h>
        </text:list-item>
        <text:list-item>
          <text:h text:style-name="P7" text:outline-level="1"><text:soft-page-break/>Майкл противодействия Exploit (также известный как TKIP QoS эксплуатировать) <text:line-break/>Завершает работу точек доступа с использованием TKIP шифрование и расширение QoS с 1 понюхал и 2 вводили QoS пакетов данных</text:h>
        </text:list-item>
        <text:list-item>
          <text:h text:style-name="P7" text:outline-level="1">WPA-Понижение испытаний - deauthenticates станции и точки доступа отправка WPA зашифрованы пакет <text:line-break/>С помощью этого теста вы можете проверить, если администратор попытается WEP или даже отключает шифрование <text:line-break/>mdk3 позволит WEP и незашифрованные клиенты работают, так что если администратор просто думает "WPA нарушается", он уверен, не правильный выбор для этой работы. (Это может / должен сочетаться с социальной инженерии)</text:h>
        </text:list-item>
      </text:list>
      <text:h text:style-name="P1" text:outline-level="1">Mdk3 версия 4</text:h>
      <text:list xml:id="list8616578506802095792" text:style-name="L7">
        <text:list-item>
          <text:h text:style-name="P8" text:outline-level="1">Добавлено высокоскоростной MAC-фильтр брутфорс Режим (экспериментальный) <text:line-break/>Пожалуйста проверить это на ваших точек доступа и доложить для оптимизации и исправление ошибок, спасибо!</text:h>
        </text:list-item>
      </text:list>
      <text:h text:style-name="Heading_20_1" text:outline-level="1"><text:span text:style-name="T25"><text:line-break/><text:line-break/></text:span><text:a xlink:type="simple" xlink:href="http://homepages.tu-darmstadt.de/~p_larbig/wlan/mdk3-v6.tar.bz2"><text:span text:style-name="T24">mdk3-v6.tar.bz2</text:span></text:a></text:h>
      <text:h text:style-name="Heading_20_1" text:outline-level="1"><text:span text:style-name="T24">Старые версии: </text:span><text:span text:style-name="T25"><text:line-break/></text:span><text:a xlink:type="simple" xlink:href="http://homepages.tu-darmstadt.de/~p_larbig/wlan/mdk3-v5.tar.bz2"><text:span text:style-name="T24">mdk3-v5.tar.bz2 </text:span></text:a><text:span text:style-name="T25"><text:line-break/></text:span><text:a xlink:type="simple" xlink:href="http://homepages.tu-darmstadt.de/~p_larbig/wlan/mdk3-v4.tar.bz2"><text:span text:style-name="T24">mdk3-v4.tar.bz2 </text:span></text:a><text:span text:style-name="T25"><text:line-break/></text:span><text:a xlink:type="simple" xlink:href="http://homepages.tu-darmstadt.de/~p_larbig/wlan/mdk3-v3.tar.bz2"><text:span text:style-name="T24">mdk3-v3.tar.bz2 </text:span></text:a><text:span text:style-name="T25"><text:line-break/></text:span><text:a xlink:type="simple" xlink:href="http://homepages.tu-darmstadt.de/~p_larbig/wlan/mdk3-v2.tar.bz2"><text:span text:style-name="T24">mdk3-v2.tar.bz2 </text:span></text:a><text:span text:style-name="T25"><text:line-break/></text:span><text:a xlink:type="simple" xlink:href="http://homepages.tu-darmstadt.de/~p_larbig/wlan/mdk3-v1.tar.bz2"><text:span text:style-name="T24">mdk3-v1.tar.bz2 </text:span></text:a><text:span text:style-name="T25"><text:line-break/><text:line-break/></text:span><text:span text:style-name="T24">версии Древний MDK2: </text:span><text:span text:style-name="T25"><text:line-break/></text:span><text:a xlink:type="simple" xlink:href="http://homepages.tu-darmstadt.de/~p_larbig/wlan/mdk2-v36.tar.bz2"><text:span text:style-name="T24">MDK2-v36.tar.bz2 </text:span></text:a><text:span text:style-name="T25"><text:line-break/></text:span><text:a xlink:type="simple" xlink:href="http://homepages.tu-darmstadt.de/~p_larbig/wlan/mdk2-v35.tar.bz2"><text:span text:style-name="T24">MDK2 -v35.tar.bz2 </text:span></text:a><text:span text:style-name="T25"><text:line-break/></text:span><text:a xlink:type="simple" xlink:href="http://homepages.tu-darmstadt.de/~p_larbig/wlan/mdk2-v34.tar.bz2"><text:span text:style-name="T24">MDK2-v34.tar.bz2</text:span></text:a></text:h>
      <text:h text:style-name="P1" text:outline-level="1"/>
      <text:h text:style-name="P1" text:outline-level="1"><text:bookmark text:name="prism2"/>Prism2_usb водитель впрыска</text:h>
      <text:h text:style-name="Heading_20_1" text:outline-level="1"><text:soft-page-break/><text:span text:style-name="T24">Это первый prism2 USB драйвер, который был в состоянии ввести пакет. Я сделал это раньше Девайн был свой ​​собственный. Но я никогда не выпустил его на публике, однако. Вместо того, чтобы его водитель, на этот раз, кажется, очень стабильный (был в состоянии взломать кучу WEPs с Aireplay). Он разделяет ту же самую проблему с водителем Девайн, она не вводить на ядрах новее 2.6.11. Я не могу дать никакой поддержки или помощи для этого, так как я дал моей призму прочь. К сожалению. </text:span><text:a xlink:type="simple" xlink:href="http://homepages.tu-darmstadt.de/~p_larbig/wlan/linux-wlan-ng-0.2.3-k2wrlz-usbrawsend.tar.bz2">линукс-WLAN-нг-0.2.3-k2wrlz-usbrawsend.tar.bz2 </text:a><text:a xlink:type="simple" xlink:href="http://homepages.tu-darmstadt.de/~p_larbig/wlan/linux-wlan-ng-0.2.2-k2wrlz-usbrawsend.tar.bz2">Linux-WLAN-нг-0.2.2-k2wrlz-usbrawsend.tar.bz2</text:a><text:span text:style-name="T24"><text:line-break/><text:line-break/></text:span></text:h>
      <text:h text:style-name="P1" text:outline-level="1"/>
      <text:h text:style-name="P1" text:outline-level="1"><text:bookmark text:name="ska"/>Поддельные делят ключевое удостоверение подлинности</text:h>
      <text:h text:style-name="P1" text:outline-level="1">Это первый в мире полностью функциональный код для того, чтобы поддельные аутентификации в сетях с делят ключевое удостоверение подлинности. Вы <text:span text:style-name="T10">НЕ</text:span> должны знать ключ для аутентификации, все, что вам нужно, это ключевой поток, который был укол chopchop нападения Aireplay-NG в. Hirte, другой разработчик из Aircrack-нг сообщества успешно включил этот код в Aircrack люкс. <text:span text:style-name="T3">Исправлено в версии 0.2:</text:span><text:line-break/></text:h>
      <text:list xml:id="list5635292427146336807" text:style-name="L8">
        <text:list-item>
          <text:h text:style-name="P9" text:outline-level="1">Показать ошибку, когда сеть не использует делят ключевое удостоверение подлинности</text:h>
        </text:list-item>
        <text:list-item>
          <text:h text:style-name="P9" text:outline-level="1">Получить Capability поле от Beacon Frame. (Используя стандартные возможности не удалось в течение нескольких точек доступа)</text:h>
        </text:list-item>
      </text:list>
      <text:h text:style-name="Heading_20_1" text:outline-level="1"><text:span text:style-name="T25"><text:line-break/><text:line-break/></text:span><text:a xlink:type="simple" xlink:href="http://homepages.tu-darmstadt.de/~p_larbig/wlan/ska-0.2.tar.bz2">ска-0.2.tar.bz2 </text:a><text:span text:style-name="T24"><text:line-break/></text:span><text:a xlink:type="simple" xlink:href="http://homepages.tu-darmstadt.de/~p_larbig/wlan/ska-0.1.tar.bz2">ска-0.1.tar.bz2</text:a><text:span text:style-name="T24"><text:line-break/><text:line-break/></text:span></text:h>
      <text:h text:style-name="P1" text:outline-level="1"><text:bookmark text:name="afrag"/><text:soft-page-break/>Атака Фрагментация</text:h>
      <text:h text:style-name="Heading_20_1" text:outline-level="1"><text:span text:style-name="T24">И еще мировая премьера от меня. Первая реализация фрагментации Нападение на Linux. Эта атака должна специальный драйвер и карта, то есть в состоянии справиться с фрагментацию IEEE802.11 правильно, ваш водитель может не работать или, возможно, потребуется быть обновлены или изменены. Выход этого инструмента представляет собой файл в формате гаммы Aircrack-нг (. XOR). Выход может быть использован таким же образом, как на выходе chopchop атаки в Aireplay-нг. С этой гаммы можно построить ARP пакет (arpforge-нг или packetforge-нг). Этот пакет может быть введен в целевой системе Wi-Fi, генерации либо ответы и / или fowarded пакеты увеличении количества IV. Для примера атаки, см. </text:span><text:span text:style-name="T26">README</text:span><text:span text:style-name="T24"> в архива. afrag уже интегрированы в Aireplay-нг, лучшая идея, чтобы получить версию Aircrack-нг SVN для новейшего кода атаки фрагментации.</text:span><text:a xlink:type="simple" xlink:href="http://homepages.tu-darmstadt.de/~p_larbig/wlan/afrag-0.1.tar.bz2">afrag-0.1.tar.bz2</text:a><text:span text:style-name="T24"><text:line-break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'Trebuchet MS'" svg:font-family="''Trebuchet MS''"/>
    <style:font-face style:name="Courier New" svg:font-family="'Courier New', Courier, monospace"/>
    <style:font-face style:name="Times New Roman" svg:font-family="'Times New Roman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06:07:35.035762797</meta:creation-date>
    <dc:date>2014-04-25T19:43:28.224908569</dc:date>
    <meta:editing-duration>P0D</meta:editing-duration>
    <meta:editing-cycles>3</meta:editing-cycles>
    <meta:generator>LibreOffice/4.1.0.4$Linux_X86_64 LibreOffice_project/410m0$Build-4</meta:generator>
    <meta:document-statistic meta:table-count="0" meta:image-count="0" meta:object-count="0" meta:page-count="12" meta:paragraph-count="55" meta:word-count="1420" meta:character-count="10560" meta:non-whitespace-character-count="9125"/>
  </office:meta>
</office:document-meta>
</file>